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officeooo:paragraph-rsid="0056edec"/>
    </style:style>
    <style:style style:name="P41" style:family="paragraph" style:parent-style-name="Standard">
      <style:paragraph-properties fo:text-align="start" style:justify-single-word="false"/>
      <style:text-properties officeooo:paragraph-rsid="00655e3a"/>
    </style:style>
    <style:style style:name="P42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467276" style:font-weight-asian="bold" style:font-weight-complex="bold"/>
    </style:style>
    <style:style style:name="T21" style:family="text">
      <style:text-properties fo:color="#7e0021" fo:font-weight="bold" officeooo:rsid="00829297" style:font-weight-asian="bold" style:font-weight-complex="bold"/>
    </style:style>
    <style:style style:name="T22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3" style:family="text">
      <style:text-properties fo:color="#7e0021" fo:language="en" fo:country="US"/>
    </style:style>
    <style:style style:name="T24" style:family="text">
      <style:text-properties fo:color="#7e0021" fo:language="en" fo:country="US" officeooo:rsid="00676c9c"/>
    </style:style>
    <style:style style:name="T25" style:family="text">
      <style:text-properties fo:color="#7e0021" fo:language="en" fo:country="US" officeooo:rsid="0068a065"/>
    </style:style>
    <style:style style:name="T26" style:family="text">
      <style:text-properties fo:color="#7e0021" fo:language="en" fo:country="US" officeooo:rsid="006fc616"/>
    </style:style>
    <style:style style:name="T27" style:family="text">
      <style:text-properties officeooo:rsid="00129aa1"/>
    </style:style>
    <style:style style:name="T28" style:family="text">
      <style:text-properties officeooo:rsid="001a1f53"/>
    </style:style>
    <style:style style:name="T29" style:family="text">
      <style:text-properties officeooo:rsid="001b84da"/>
    </style:style>
    <style:style style:name="T30" style:family="text">
      <style:text-properties officeooo:rsid="0023fdb3"/>
    </style:style>
    <style:style style:name="T31" style:family="text">
      <style:text-properties officeooo:rsid="0026e874"/>
    </style:style>
    <style:style style:name="T32" style:family="text">
      <style:text-properties officeooo:rsid="002845fc"/>
    </style:style>
    <style:style style:name="T33" style:family="text">
      <style:text-properties officeooo:rsid="003de331"/>
    </style:style>
    <style:style style:name="T34" style:family="text">
      <style:text-properties officeooo:rsid="00405750"/>
    </style:style>
    <style:style style:name="T35" style:family="text">
      <style:text-properties officeooo:rsid="004a477c"/>
    </style:style>
    <style:style style:name="T36" style:family="text">
      <style:text-properties officeooo:rsid="004b9dc5" style:language-asian="zh" style:country-asian="TW"/>
    </style:style>
    <style:style style:name="T37" style:family="text">
      <style:text-properties officeooo:rsid="004d4f73"/>
    </style:style>
    <style:style style:name="T38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3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6aa6cb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language="en" fo:country="US" fo:font-weight="normal" officeooo:rsid="006aa6cb" style:font-weight-asian="normal" style:font-weight-complex="normal"/>
    </style:style>
    <style:style style:name="T48" style:family="text">
      <style:text-properties officeooo:rsid="005dcbaa"/>
    </style:style>
    <style:style style:name="T49" style:family="text">
      <style:text-properties officeooo:rsid="005f6d18"/>
    </style:style>
    <style:style style:name="T50" style:family="text">
      <style:text-properties officeooo:rsid="005fc601"/>
    </style:style>
    <style:style style:name="T51" style:family="text">
      <style:text-properties officeooo:rsid="006d549a"/>
    </style:style>
    <style:style style:name="T52" style:family="text">
      <style:text-properties fo:font-weight="normal" officeooo:rsid="005dcbaa" style:font-weight-asian="normal" style:font-weight-complex="normal"/>
    </style:style>
    <style:style style:name="T53" style:family="text">
      <style:text-properties fo:font-weight="normal" officeooo:rsid="006d549a" style:font-weight-asian="normal" style:font-weight-complex="normal"/>
    </style:style>
    <style:style style:name="T54" style:family="text">
      <style:text-properties fo:font-weight="normal" officeooo:rsid="0078b3cf" style:font-weight-asian="normal" style:font-weight-complex="normal"/>
    </style:style>
    <style:style style:name="T55" style:family="text">
      <style:text-properties fo:font-weight="bold" officeooo:rsid="0026e874" style:font-weight-asian="bold" style:font-weight-complex="bold"/>
    </style:style>
    <style:style style:name="T56" style:family="text">
      <style:text-properties fo:font-weight="bold" officeooo:rsid="002845fc" style:font-weight-asian="bold" style:font-weight-complex="bold"/>
    </style:style>
    <style:style style:name="T57" style:family="text">
      <style:text-properties officeooo:rsid="0078b3cf"/>
    </style:style>
    <style:style style:name="T58" style:family="text">
      <style:text-properties fo:color="#314004" fo:font-weight="bold" style:font-weight-asian="bold" style:font-weight-complex="bold"/>
    </style:style>
    <style:style style:name="T59" style:family="text">
      <style:text-properties fo:color="#314004" fo:font-weight="bold" officeooo:rsid="007e1bda" style:font-weight-asian="bold" style:font-weight-complex="bold"/>
    </style:style>
    <style:style style:name="T60" style:family="text">
      <style:text-properties officeooo:rsid="007f5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60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3">A. <text:span text:style-name="T12">JDK8</text:span> <text:span text:style-name="T30">( jdk8 is required )</text:span></text:p>
      <text:p text:style-name="P33">B. MySQL <text:span text:style-name="T33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7">example for my.ini ( my.cnf )</text:span></text:p>
      <text:p text:style-name="P4"/>
      <text:p text:style-name="P34"><text:tab/>[mysqld]</text:p>
      <text:p text:style-name="P36"><text:tab/>max_allowed_packet=16M</text:p>
      <text:p text:style-name="P37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7"/>
      <text:p text:style-name="P7"/>
      <text:p text:style-name="P24"><text:soft-page-break/><text:span text:style-name="T28">2</text:span>. <text:span text:style-name="T28">Config settings file</text:span></text:p>
      <text:p text:style-name="P14"><text:tab/><text:span text:style-name="T29">a. modify apache-tomcat-7.0.62\webapps\</text:span><text:span text:style-name="T18">core-web</text:span><text:span text:style-name="T29">\WEB-INF\classes\applicationContext\conf\</text:span><text:span text:style-name="T18">applicationContext-dataSource.properties</text:span></text:p>
      <text:p text:style-name="P14"><text:tab/><text:span text:style-name="T29">b. modify apache-tomcat-7.0.62\webapps\</text:span><text:span text:style-name="T18">gsbsc-web</text:span><text:span text:style-name="T29">\WEB-INF\classes\applicationContext\conf\</text:span><text:span text:style-name="T18">applicationContext-dataSource.properties</text:span></text:p>
      <text:p text:style-name="P15"><text:tab/><text:span text:style-name="T34">c. modify apache-tomcat-7.0.62\webapps\</text:span><text:span text:style-name="T19">qcharts-web</text:span><text:span text:style-name="T34">\WEB-INF\classes\applicationContext\conf\</text:span><text:span text:style-name="T18">applicationContext-dataSource.properties</text:span></text:p>
      <text:p text:style-name="P44"><text:span text:style-name="T34"><text:tab/>d. modify apache-tomcat-7.0.62\webapps\</text:span><text:span text:style-name="T21">gsbsc-mobile-web</text:span><text:span text:style-name="T34">\WEB-INF\classes\applicationContext\conf\</text:span><text:span text:style-name="T18">applicationContext-dataSource.properties</text:span></text:p>
      <text:p text:style-name="P44"><text:span text:style-name="T18"/></text:p>
      <text:p text:style-name="P13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39"/>
      <text:p text:style-name="P13"/>
      <text:p text:style-name="P25">3. Start</text:p>
      <text:p text:style-name="P25"/>
      <text:p text:style-name="P25"><text:tab/><text:span text:style-name="T54">Windows:</text:span></text:p>
      <text:p text:style-name="P42"><text:tab/>apache-tomcat-7.0.62\bin\catalina.bat run</text:p>
      <text:p text:style-name="P19"><text:tab/>or</text:p>
      <text:p text:style-name="P19"><text:tab/><text:span text:style-name="T4">apache-tomcat-7.0.62\bin\startup.bat</text:span></text:p>
      <text:p text:style-name="P19"/>
      <text:p text:style-name="P19"><text:span text:style-name="T4"><text:tab/></text:span><text:span text:style-name="T57">Linux / *BSD:</text:span></text:p>
      <text:p text:style-name="P20"><text:tab/><text:span text:style-name="T4">apache-tomcat-7.0.62/bin/</text:span><text:span text:style-name="T6">startup.sh</text:span></text:p>
      <text:p text:style-name="P43"><text:tab/></text:p>
      <text:p text:style-name="P19"/>
      <text:p text:style-name="P26">4. Open the Web</text:p>
      <text:p text:style-name="P21"><text:tab/>input url</text:p>
      <text:p text:style-name="P21"><text:tab/><text:span text:style-name="T37">http://127.0.0.1:8080/core-web/pages/way.jsp</text:span></text:p>
      <text:p text:style-name="P21"><text:tab/></text:p>
      <text:p text:style-name="P23"><text:tab/>if way.jsp cannot redirect to login page. change 127.0.0.1:8080/core-web/index.action</text:p>
      <text:p text:style-name="P21"><text:tab/>http://<text:span text:style-name="T36">127.0.0.1</text:span>:8080/core-web/index.action </text:p>
      <text:p text:style-name="P21"/>
      <text:p text:style-name="P21"/>
      <text:p text:style-name="P22"><text:span text:style-name="T12">***</text:span> please use <text:span text:style-name="T58">FireF</text:span><text:span text:style-name="T59">ox</text:span> or <text:span text:style-name="T58">Google chrome</text:span><text:span text:style-name="T17"> . <text:s text:c="2"/></text:span><text:span text:style-name="T7">Not use IE</text:span><text:span text:style-name="T11"> some functions not support </text:span><text:span text:style-name="T20">***</text:span></text:p>
      <text:p text:style-name="P35"/>
      <text:p text:style-name="P38"/>
      <text:p text:style-name="P38"><text:soft-page-break/></text:p>
      <text:p text:style-name="P28"><text:span text:style-name="T31">5</text:span>. <text:span text:style-name="T35">Login account</text:span></text:p>
      <text:p text:style-name="P32"><text:tab/>administrator user</text:p>
      <text:p text:style-name="P31"><text:tab/><text:span text:style-name="T31">account: </text:span><text:span text:style-name="T55">admin</text:span></text:p>
      <text:p text:style-name="P31"><text:tab/><text:span text:style-name="T31">password: </text:span><text:span text:style-name="T55">admin99</text:span></text:p>
      <text:p text:style-name="P31"/>
      <text:p text:style-name="P31"><text:tab/><text:span text:style-name="T35">default user</text:span></text:p>
      <text:p text:style-name="P31"><text:tab/><text:span text:style-name="T32">account: </text:span><text:span text:style-name="T56">tester</text:span></text:p>
      <text:p text:style-name="P31"><text:tab/><text:span text:style-name="T32">password: </text:span><text:span text:style-name="T56">tester</text:span></text:p>
      <text:p text:style-name="P27"/>
      <text:p text:style-name="P27"/>
      <text:p text:style-name="P27"/>
      <text:p text:style-name="P41"><text:span text:style-name="T38">6. modify Application </text:span><text:span text:style-name="T39">site</text:span><text:span text:style-name="T38"> </text:span><text:span text:style-name="T40">settings</text:span><text:span text:style-name="T38"> </text:span><text:span text:style-name="T41">( </text:span><text:bookmark text:name="result_box1"/><text:span text:style-name="T23">If you do not operate this step may </text:span><text:span text:style-name="T26">page will like figure 6-3, error for page request</text:span> <text:s/><text:span text:style-name="T41">)</text:span></text:p>
      <text:p text:style-name="P16">1. click Application site item for menu</text:p>
      <text:p text:style-name="P16">2. Query <text:span text:style-name="T49">( figure 6-1 )</text:span></text:p>
      <text:p text:style-name="P17">3. click modify icons <text:span text:style-name="T49">( figure 6-1 )</text:span></text:p>
      <text:p text:style-name="P16"/>
      <text:p text:style-name="P16"/>
      <text:p text:style-name="P40"><text:span text:style-name="T42">In edit mode, modify Host to </text:span><text:span text:style-name="T43">c</text:span><text:span text:style-name="T44">orrect</text:span> <text:span text:style-name="T42">server </text:span><text:span text:style-name="T22">hostname with server-port</text:span><text:span text:style-name="T42"> , or </text:span><text:span text:style-name="T22">IP address with server-port</text:span></text:p>
      <text:p text:style-name="P18">and click <text:span text:style-name="T12">Save. </text:span><text:span text:style-name="T50">( figure 6-2 )</text:span></text:p>
      <text:p text:style-name="P29"/>
      <text:p text:style-name="P29"><text:bookmark text:name="result_box3"/><text:span text:style-name="T44">After modification, please </text:span><text:span text:style-name="T23">refresh</text:span><text:span text:style-name="T25">( click F5 )</text:span><text:span text:style-name="T23"> the </text:span><text:span text:style-name="T25">WEB</text:span><text:span text:style-name="T44"> to take effect</text:span> </text:p>
      <text:p text:style-name="P29"/>
      <text:p text:style-name="P29"/>
      <text:p text:style-name="P29"><text:bookmark text:name="result_box"/><text:span text:style-name="T44">Need to change the settings, including</text:span> </text:p>
      <text:p text:style-name="P30"><text:tab/>A. <text:span text:style-name="T12">CORE</text:span></text:p>
      <text:p text:style-name="P30"><text:tab/>B. <text:span text:style-name="T12">BSC</text:span></text:p>
      <text:p text:style-name="P30"><text:tab/>C. <text:span text:style-name="T12">QCHARTS</text:span></text:p>
      <text:p text:style-name="P29"/>
      <text:p text:style-name="P29"/>
      <text:p text:style-name="P29"><text:bookmark text:name="result_box2"/><text:span text:style-name="T44">*** If the results page </text:span><text:span text:style-name="T46">( figure 6-3 )</text:span><text:span text:style-name="T44">, Step 6 </text:span><text:span text:style-name="T24">Host</text:span><text:span text:style-name="T44"> </text:span><text:span text:style-name="T47">( figure 6-2 )</text:span><text:span text:style-name="T45"> </text:span><text:span text:style-name="T44">are usually not set correctly.</text:span> ***</text:p>
      <text:p text:style-name="P29"/>
      <text:p text:style-name="P29"/>
      <text:p text:style-name="P29"><text:soft-page-break/></text:p>
      <text:p text:style-name="P29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29"><text:tab/><text:tab/><text:tab/><text:tab/><text:tab/><text:tab/><text:tab/><text:tab/><text:tab/><text:tab/> <text:s text:c="29"/><text:span text:style-name="T48">( figure 6-1 ) <text:s text:c="5"/>: <text:s/></text:span><text:span text:style-name="T52">management Application site page</text:span></text:p>
      <text:p text:style-name="P29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<text:tab/><text:tab/><text:tab/><text:span text:style-name="T48">( figure 6-2 ) <text:s text:c="5"/>: <text:s/></text:span><text:span text:style-name="T52">modify Application site page</text:span></text:p>
      <text:p text:style-name="P29"/>
      <text:p text:style-name="P29"><text:soft-page-break/></text:p>
      <text:p text:style-name="P29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<text:tab/><text:tab/><text:span text:style-name="T51">( figure 6-3 ) <text:s text:c="4"/>: <text:s/></text:span><text:span text:style-name="T53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6-26T10:40:09.055000000</dc:date>
    <meta:editing-duration>PT56M43S</meta:editing-duration>
    <meta:editing-cycles>118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3" meta:word-count="310" meta:character-count="2555" meta:non-whitespace-character-count="2184"/>
  </office:meta>
</office:document-meta>
</file>